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1771in" fo:margin-left="0in" fo:margin-top="0in" fo:margin-bottom="0in" table:align="left"/>
    </style:style>
    <style:style style:name="Table1.A" style:family="table-column">
      <style:table-column-properties style:column-width="1.8014in"/>
    </style:style>
    <style:style style:name="Table1.B" style:family="table-column">
      <style:table-column-properties style:column-width="4.375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#bfbfbf" fo:padding="0.0556in" fo:border="1pt solid #a3a3a3">
        <style:background-image/>
      </style:table-cell-properties>
    </style:style>
    <style:style style:name="Table1.A2" style:family="table-cell">
      <style:table-cell-properties style:vertical-align="" fo:padding="0.0556in" fo:border="1pt solid #a3a3a3"/>
    </style:style>
    <style:style style:name="Table1.B2" style:family="table-cell">
      <style:table-cell-properties style:vertical-align="" fo:padding="0.0556in" fo:border="1pt solid #a3a3a3"/>
    </style:style>
    <style:style style:name="Table1.A3" style:family="table-cell">
      <style:table-cell-properties style:vertical-align="" fo:padding="0.0556in" fo:border="1pt solid #a3a3a3"/>
    </style:style>
    <style:style style:name="Table1.B3" style:family="table-cell">
      <style:table-cell-properties style:vertical-align="" fo:padding="0.0556in" fo:border="1pt solid #a3a3a3"/>
    </style:style>
    <style:style style:name="Table1.A4" style:family="table-cell">
      <style:table-cell-properties style:vertical-align="" fo:padding="0.0556in" fo:border="1pt solid #a3a3a3"/>
    </style:style>
    <style:style style:name="Table1.B4" style:family="table-cell">
      <style:table-cell-properties style:vertical-align="" fo:padding="0.0556in" fo:border="1pt solid #a3a3a3"/>
    </style:style>
    <style:style style:name="Table1.A5" style:family="table-cell">
      <style:table-cell-properties style:vertical-align="" fo:padding="0.0556in" fo:border="1pt solid #a3a3a3"/>
    </style:style>
    <style:style style:name="Table1.B5" style:family="table-cell">
      <style:table-cell-properties style:vertical-align="" fo:padding="0.0556in" fo:border="1pt solid #a3a3a3"/>
    </style:style>
    <style:style style:name="Table1.A6" style:family="table-cell">
      <style:table-cell-properties style:vertical-align="" fo:padding="0.0556in" fo:border="1pt solid #a3a3a3"/>
    </style:style>
    <style:style style:name="Table1.B6" style:family="table-cell">
      <style:table-cell-properties style:vertical-align="" fo:padding="0.0556in" fo:border="1pt solid #a3a3a3"/>
    </style:style>
    <style:style style:name="Table1.A7" style:family="table-cell">
      <style:table-cell-properties style:vertical-align="" fo:padding="0.0556in" fo:border="1pt solid #a3a3a3"/>
    </style:style>
    <style:style style:name="Table1.B7" style:family="table-cell">
      <style:table-cell-properties style:vertical-align="" fo:padding="0.0556in" fo:border="1pt solid #a3a3a3"/>
    </style:style>
    <style:style style:name="Table1.A8" style:family="table-cell">
      <style:table-cell-properties style:vertical-align="" fo:padding="0.0556in" fo:border="1pt solid #a3a3a3"/>
    </style:style>
    <style:style style:name="Table1.B8" style:family="table-cell">
      <style:table-cell-properties style:vertical-align="" fo:padding="0.0556in" fo:border="1pt solid #a3a3a3"/>
    </style:style>
    <style:style style:name="Table1.9" style:family="table-row">
      <style:table-row-properties style:min-row-height="0.4583in" fo:keep-together="auto"/>
    </style:style>
    <style:style style:name="Table1.A9" style:family="table-cell">
      <style:table-cell-properties style:vertical-align="" fo:padding="0.0556in" fo:border="1pt solid #a3a3a3"/>
    </style:style>
    <style:style style:name="Table1.B9" style:family="table-cell">
      <style:table-cell-properties style:vertical-align="" fo:padding="0.0556in" fo:border="1pt solid #a3a3a3"/>
    </style:style>
    <style:style style:name="Table1.A10" style:family="table-cell">
      <style:table-cell-properties style:vertical-align="" fo:padding="0.0556in" fo:border="1pt solid #a3a3a3"/>
    </style:style>
    <style:style style:name="Table1.B10" style:family="table-cell">
      <style:table-cell-properties style:vertical-align="" fo:padding="0.0556in" fo:border="1pt solid #a3a3a3"/>
    </style:style>
    <style:style style:name="Table1.A11" style:family="table-cell">
      <style:table-cell-properties style:vertical-align="" fo:padding="0.0556in" fo:border="1pt solid #a3a3a3"/>
    </style:style>
    <style:style style:name="Table1.B11" style:family="table-cell">
      <style:table-cell-properties style:vertical-align="" fo:padding="0.0556in" fo:border="1pt solid #a3a3a3"/>
    </style:style>
    <style:style style:name="Table1.A12" style:family="table-cell">
      <style:table-cell-properties style:vertical-align="" fo:padding="0.0556in" fo:border="1pt solid #a3a3a3"/>
    </style:style>
    <style:style style:name="Table1.B12" style:family="table-cell">
      <style:table-cell-properties style:vertical-align="" fo:padding="0.0556in" fo:border="1pt solid #a3a3a3"/>
    </style:style>
    <style:style style:name="Table1.A13" style:family="table-cell">
      <style:table-cell-properties style:vertical-align="" fo:padding="0.0556in" fo:border="1pt solid #a3a3a3"/>
    </style:style>
    <style:style style:name="Table1.B13" style:family="table-cell">
      <style:table-cell-properties style:vertical-align="" fo:padding="0.0556in" fo:border="1pt solid #a3a3a3"/>
    </style:style>
    <style:style style:name="P1" style:family="paragraph" style:parent-style-name="Standard">
      <style:paragraph-properties fo:margin-left="0.75in" fo:margin-right="0in" fo:text-indent="0in" style:auto-text-indent="false"/>
    </style:style>
    <style:style style:name="P2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5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9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23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7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34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31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21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26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20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30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33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22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22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23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24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25" style:family="paragraph" style:parent-style-name="Standard" style:list-style-name="WWNum24">
      <style:paragraph-properties fo:margin-left="0.5in" fo:margin-right="0in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28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32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3">
      <style:paragraph-properties fo:margin-left="1in" fo:margin-right="0in" fo:text-indent="-0.25in" style:auto-text-indent="false"/>
    </style:style>
    <style:style style:name="P37" style:family="paragraph" style:parent-style-name="Standard" style:list-style-name="WWNum25">
      <style:paragraph-properties fo:margin-left="1in" fo:margin-right="0in" fo:text-indent="-0.25in" style:auto-text-indent="false"/>
    </style:style>
    <style:style style:name="P38" style:family="paragraph" style:parent-style-name="Standard" style:list-style-name="WWNum1">
      <style:paragraph-properties fo:margin-left="1in" fo:margin-right="0in" fo:text-indent="-0.25in" style:auto-text-indent="false"/>
    </style:style>
    <style:style style:name="P39" style:family="paragraph" style:parent-style-name="Standard" style:list-style-name="WWNum7">
      <style:paragraph-properties fo:margin-left="1in" fo:margin-right="0in" fo:text-indent="-0.25in" style:auto-text-indent="false"/>
    </style:style>
    <style:style style:name="P40" style:family="paragraph" style:parent-style-name="Standard" style:list-style-name="WWNum18">
      <style:paragraph-properties fo:margin-left="1in" fo:margin-right="0in" fo:text-indent="-0.25in" style:auto-text-indent="false"/>
    </style:style>
    <style:style style:name="P41" style:family="paragraph" style:parent-style-name="Standard" style:list-style-name="WWNum5">
      <style:paragraph-properties fo:margin-left="1in" fo:margin-right="0in" fo:text-indent="-0.25in" style:auto-text-indent="false"/>
    </style:style>
    <style:style style:name="P42" style:family="paragraph" style:parent-style-name="Standard" style:list-style-name="WWNum34">
      <style:paragraph-properties fo:margin-left="1in" fo:margin-right="0in" fo:text-indent="-0.25in" style:auto-text-indent="false"/>
    </style:style>
    <style:style style:name="P43" style:family="paragraph" style:parent-style-name="Standard" style:list-style-name="WWNum31">
      <style:paragraph-properties fo:margin-left="1in" fo:margin-right="0in" fo:text-indent="-0.25in" style:auto-text-indent="false"/>
    </style:style>
    <style:style style:name="P44" style:family="paragraph" style:parent-style-name="Standard" style:list-style-name="WWNum26">
      <style:paragraph-properties fo:margin-left="1in" fo:margin-right="0in" fo:text-indent="-0.25in" style:auto-text-indent="false"/>
    </style:style>
    <style:style style:name="P45" style:family="paragraph" style:parent-style-name="Standard" style:list-style-name="WWNum20">
      <style:paragraph-properties fo:margin-left="1in" fo:margin-right="0in" fo:text-indent="-0.25in" style:auto-text-indent="false"/>
    </style:style>
    <style:style style:name="P46" style:family="paragraph" style:parent-style-name="Standard" style:list-style-name="WWNum17">
      <style:paragraph-properties fo:margin-left="1in" fo:margin-right="0in" fo:text-indent="-0.25in" style:auto-text-indent="false"/>
    </style:style>
    <style:style style:name="P47" style:family="paragraph" style:parent-style-name="Standard" style:list-style-name="WWNum8">
      <style:paragraph-properties fo:margin-left="1in" fo:margin-right="0in" fo:text-indent="-0.25in" style:auto-text-indent="false"/>
    </style:style>
    <style:style style:name="P48" style:family="paragraph" style:parent-style-name="Standard" style:list-style-name="WWNum24">
      <style:paragraph-properties fo:margin-left="1in" fo:margin-right="0in" fo:text-indent="-0.25in" style:auto-text-indent="false"/>
    </style:style>
    <style:style style:name="P49" style:family="paragraph" style:parent-style-name="Standard" style:list-style-name="WWNum2">
      <style:paragraph-properties fo:margin-left="1in" fo:margin-right="0in" fo:text-indent="-0.25in" style:auto-text-indent="false"/>
    </style:style>
    <style:style style:name="P50" style:family="paragraph" style:parent-style-name="Standard" style:list-style-name="WWNum11">
      <style:paragraph-properties fo:margin-left="1in" fo:margin-right="0in" fo:text-indent="-0.25in" style:auto-text-indent="false"/>
    </style:style>
    <style:style style:name="P51" style:family="paragraph" style:parent-style-name="Standard" style:list-style-name="WWNum13">
      <style:paragraph-properties fo:margin-left="1in" fo:margin-right="0in" fo:text-indent="-0.25in" style:auto-text-indent="false"/>
    </style:style>
    <style:style style:name="P52" style:family="paragraph" style:parent-style-name="Standard" style:list-style-name="WWNum16">
      <style:paragraph-properties fo:margin-left="1in" fo:margin-right="0in" fo:text-indent="-0.25in" style:auto-text-indent="false"/>
    </style:style>
    <style:style style:name="P53" style:family="paragraph" style:parent-style-name="Standard" style:list-style-name="WWNum10">
      <style:paragraph-properties fo:margin-left="1in" fo:margin-right="0in" fo:text-indent="-0.25in" style:auto-text-indent="false"/>
    </style:style>
    <style:style style:name="P54" style:family="paragraph" style:parent-style-name="Standard" style:list-style-name="WWNum15">
      <style:paragraph-properties fo:margin-left="1in" fo:margin-right="0in" fo:text-indent="-0.25in" style:auto-text-indent="false"/>
    </style:style>
    <style:style style:name="P55" style:family="paragraph" style:parent-style-name="Standard" style:list-style-name="WWNum28">
      <style:paragraph-properties fo:margin-left="1in" fo:margin-right="0in" fo:text-indent="-0.25in" style:auto-text-indent="false"/>
    </style:style>
    <style:style style:name="P56" style:family="paragraph" style:parent-style-name="Standard" style:list-style-name="WWNum4">
      <style:paragraph-properties fo:margin-left="1in" fo:margin-right="0in" fo:text-indent="-0.25in" style:auto-text-indent="false"/>
    </style:style>
    <style:style style:name="P57" style:family="paragraph" style:parent-style-name="Standard" style:list-style-name="WWNum9">
      <style:paragraph-properties fo:margin-left="1in" fo:margin-right="0in" fo:text-indent="-0.25in" style:auto-text-indent="false"/>
    </style:style>
    <style:style style:name="P58" style:family="paragraph" style:parent-style-name="Standard">
      <style:paragraph-properties fo:margin-left="0.3752in" fo:margin-right="0in" fo:text-indent="0in" style:auto-text-indent="false"/>
    </style:style>
    <style:style style:name="P59" style:family="paragraph" style:parent-style-name="Standard" style:list-style-name="WWNum24">
      <style:paragraph-properties fo:margin-left="1.5in" fo:margin-right="0in" fo:text-indent="-0.25in" style:auto-text-indent="false"/>
    </style:style>
    <style:style style:name="P60" style:family="paragraph" style:parent-style-name="Standard" style:list-style-name="WWNum2">
      <style:paragraph-properties fo:margin-left="1.5in" fo:margin-right="0in" fo:text-indent="-0.25in" style:auto-text-indent="false"/>
    </style:style>
    <style:style style:name="P61" style:family="paragraph" style:parent-style-name="Standard" style:list-style-name="WWNum10">
      <style:paragraph-properties fo:margin-left="1.5in" fo:margin-right="0in" fo:text-indent="-0.25in" style:auto-text-indent="false"/>
    </style:style>
    <style:style style:name="P62" style:family="paragraph" style:parent-style-name="Standard" style:list-style-name="WWNum9">
      <style:paragraph-properties fo:margin-left="1.5in" fo:margin-right="0in" fo:text-indent="-0.25in" style:auto-text-indent="false"/>
    </style:style>
    <style:style style:name="P63" style:family="paragraph" style:parent-style-name="Standard" style:list-style-name="WWNum10">
      <style:paragraph-properties fo:margin-left="2in" fo:margin-right="0in" fo:text-indent="-0.25in" style:auto-text-indent="false"/>
    </style:style>
    <style:style style:name="P64" style:family="paragraph" style:parent-style-name="Standard">
      <style:paragraph-properties fo:margin-left="1.1252in" fo:margin-right="0in" fo:text-indent="0in" style:auto-text-indent="false"/>
    </style:style>
    <style:style style:name="P65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font-weight="bold" style:font-weight-asian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7" style:family="text">
      <style:text-properties fo:font-size="12pt" fo:font-style="italic" style:font-size-asian="12pt" style:font-style-asian="italic" style:font-size-complex="12pt"/>
    </style:style>
    <style:style style:name="T8" style:family="text">
      <style:text-properties fo:font-weight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<text:span text:style-name="T2">Important URLS:</text:span></text:p>
      <text:p text:style-name="P1"><text:s/></text:p>
      <text:p text:style-name="Standard">Exam Info -<text:a xlink:type="simple" xlink:href="https://www.microsoft.com/en-us/learning/exam-az-103.aspx" text:style-name="ListLabel_20_307" text:visited-style-name="ListLabel_20_307"> </text:a><text:a xlink:type="simple" xlink:href="https://www.microsoft.com/en-us/learning/exam-az-103.aspx" text:style-name="ListLabel_20_308" text:visited-style-name="ListLabel_20_308"><text:span text:style-name="T3">https://www.microsoft.com/en-us/learning/exam-az-103.aspx</text:span></text:a></text:p>
      <text:p text:style-name="Standard">Exam breakdown -<text:a xlink:type="simple" xlink:href="https://query.prod.cms.rt.microsoft.com/cms/api/am/binary/RE3VwUF" text:style-name="ListLabel_20_307" text:visited-style-name="ListLabel_20_307"> </text:a><text:a xlink:type="simple" xlink:href="https://query.prod.cms.rt.microsoft.com/cms/api/am/binary/RE3VwUF" text:style-name="ListLabel_20_308" text:visited-style-name="ListLabel_20_308"><text:span text:style-name="T3">https://query.prod.cms.rt.microsoft.com/cms/api/am/binary/RE3VwUF</text:span></text:a></text:p>
      <text:p text:style-name="Standard">Udemy Course -<text:a xlink:type="simple" xlink:href="https://www.udemy.com/course/az-100-skylines-academy/" text:style-name="ListLabel_20_307" text:visited-style-name="ListLabel_20_307"> </text:a><text:a xlink:type="simple" xlink:href="https://www.udemy.com/course/az-100-skylines-academy/" text:style-name="ListLabel_20_308" text:visited-style-name="ListLabel_20_308"><text:span text:style-name="T3">https://www.udemy.com/course/az-100-skylines-academy/</text:span></text:a></text:p>
      <text:p text:style-name="Standard">Labs -<text:a xlink:type="simple" xlink:href="https://www.microsoft.com/handsonlabs/selfpacedlabs" text:style-name="ListLabel_20_307" text:visited-style-name="ListLabel_20_307"> </text:a><text:a xlink:type="simple" xlink:href="https://www.microsoft.com/handsonlabs/selfpacedlabs" text:style-name="ListLabel_20_308" text:visited-style-name="ListLabel_20_308"><text:span text:style-name="T3">https://www.microsoft.com/handsonlabs/selfpacedlabs</text:span></text:a> ;<text:a xlink:type="simple" xlink:href="https://handsonlabs.microsoft.com/handsonlabs/SelfPacedLabs#page=1&amp;sort=Most%20Popular" text:style-name="ListLabel_20_307" text:visited-style-name="ListLabel_20_307"> </text:a><text:a xlink:type="simple" xlink:href="https://handsonlabs.microsoft.com/handsonlabs/SelfPacedLabs#page=1&amp;sort=Most%20Popular" text:style-name="ListLabel_20_308" text:visited-style-name="ListLabel_20_308"><text:span text:style-name="T3">https://handsonlabs.microsoft.com/handsonlabs/SelfPacedLabs#page=1&amp;sort=Most%20Popular</text:span></text:a> ;<text:a xlink:type="simple" xlink:href="https://github.com/MicrosoftLearning/AZ-103-MicrosoftAzureAdministrator" text:style-name="ListLabel_20_307" text:visited-style-name="ListLabel_20_307"> </text:a><text:a xlink:type="simple" xlink:href="https://github.com/MicrosoftLearning/AZ-103-MicrosoftAzureAdministrator" text:style-name="ListLabel_20_308" text:visited-style-name="ListLabel_20_308"><text:span text:style-name="T3">https://github.com/MicrosoftLearning/AZ-103-MicrosoftAzureAdministrator</text:span></text:a></text:p>
      <text:p text:style-name="Standard"><text:s/></text:p>
      <text:p text:style-name="Standard"><text:s/></text:p>
      <text:p text:style-name="Standard"><text:span text:style-name="T2">Different types of Cloud Distributions:</text:span></text:p>
      <text:p text:style-name="Standard"><text:s/></text:p>
      <text:list xml:id="list552996682" text:style-name="WWNum3">
        <text:list-item>
          <text:p text:style-name="P2"><text:span text:style-name="T4">Infrastructure-as-a-Service (IaaS)</text:span></text:p>
          <text:list>
            <text:list-item>
              <text:p text:style-name="P36">Third-party providing tools for users to create VMs, storage, firewalls, load balancers, etc.</text:p>
            </text:list-item>
            <text:list-item>
              <text:p text:style-name="P36">Similar to PaaS but more customization to the needs of the solution; which means more effort for the users.</text:p>
            </text:list-item>
            <text:list-item>
              <text:p text:style-name="P36">Examples: AWS, Azure<text:line-break/> <text:s/></text:p>
            </text:list-item>
          </text:list>
        </text:list-item>
        <text:list-item>
          <text:p text:style-name="P2"><text:span text:style-name="T4">Platform-as-a-Service (PaaS)</text:span></text:p>
          <text:list>
            <text:list-item>
              <text:p text:style-name="P36">Third-party providing a framework to users to develop applications and software. All servers, storage and networking are managed by third-party</text:p>
            </text:list-item>
            <text:list-item>
              <text:p text:style-name="P36">User does not interact with OS or middleware configuration</text:p>
            </text:list-item>
            <text:list-item>
              <text:p text:style-name="P36">Examples: Windows Azure Applications<text:line-break/> <text:s/></text:p>
            </text:list-item>
          </text:list>
        </text:list-item>
        <text:list-item>
          <text:p text:style-name="P2"><text:span text:style-name="T4">Software-as-a-Service (SaaS)</text:span></text:p>
          <text:list>
            <text:list-item>
              <text:p text:style-name="P36">Delivering applications to users; usually just in a browser with no need for installations</text:p>
            </text:list-item>
            <text:list-item>
              <text:p text:style-name="P36"><text:soft-page-break/>Eliminates the need to have IT support staff and frees up time for technical staff to focus on more important matters</text:p>
            </text:list-item>
            <text:list-item>
              <text:p text:style-name="P36">Ideal to use when you are a small company who just need non-specialised software</text:p>
            </text:list-item>
            <text:list-item>
              <text:p text:style-name="P36">Examples: Google Apps, Microsoft Office 365</text:p>
            </text:list-item>
          </text:list>
        </text:list-item>
      </text:list>
      <text:p text:style-name="P1"><text:s/></text:p>
      <text:p text:style-name="Standard"><text:s/></text:p>
      <text:p text:style-name="Standard"><text:s/></text:p>
      <text:p text:style-name="Standard"><text:s/></text:p>
      <text:p text:style-name="Standard"><text:span text:style-name="T5"><text:s/></text:span></text:p>
      <text:p text:style-name="Standard"><text:span text:style-name="T5"><text:s/></text:span></text:p>
      <text:p text:style-name="Standard">Cloud deployment models:</text:p>
      <text:list xml:id="list5520801" text:style-name="WWNum25">
        <text:list-item>
          <text:p text:style-name="P3">Public</text:p>
          <text:list>
            <text:list-item>
              <text:p text:style-name="P37">All resources are managed and owned by Cloud provider (Azure). Cheap and easy to manage.</text:p>
            </text:list-item>
            <text:list-item>
              <text:p text:style-name="P37">Shared hardware with other apps</text:p>
            </text:list-item>
          </text:list>
        </text:list-item>
        <text:list-item>
          <text:p text:style-name="P3">Private</text:p>
          <text:list>
            <text:list-item>
              <text:p text:style-name="P37">Azure Stack</text:p>
            </text:list-item>
            <text:list-item>
              <text:p text:style-name="P37">Hardware used by one business</text:p>
            </text:list-item>
            <text:list-item>
              <text:p text:style-name="P37">Hosted in a private datacentre. Needed by some organisations for security reasons</text:p>
            </text:list-item>
          </text:list>
        </text:list-item>
        <text:list-item>
          <text:p text:style-name="P3">Hybrid</text:p>
          <text:list>
            <text:list-item>
              <text:p text:style-name="P37">Migration tactic for testing and easier migration process</text:p>
            </text:list-item>
            <text:list-item>
              <text:p text:style-name="P37">Can be used for cloud bursting - once private stack has hit a peak, only use public stack then.</text:p>
            </text:list-item>
            <text:list-item>
              <text:p text:style-name="P37">Some businesses have regulations which would make hybrid cloud the best option</text:p>
            </text:list-item>
          </text:list>
        </text:list-item>
      </text:list>
      <text:p text:style-name="Standard"><text:soft-page-break/><text:span text:style-name="T5"><text:s/></text:span></text:p>
      <text:p text:style-name="Standard"><text:span text:style-name="T5"><text:s/></text:span></text:p>
      <text:p text:style-name="Standard"><text:span text:style-name="T6">Manage Azure subscriptions and resources (15-20%):</text:span></text:p>
      <text:p text:style-name="Standard"><text:s/></text:p>
      <text:p text:style-name="Standard">Azure infrastructure can be broken down into several groups depending on business logic.</text:p>
      <text:p text:style-name="Standard"><text:s/></text:p>
      <text:p text:style-name="Standard">Monitoring:</text:p>
      <text:list xml:id="list3411923225" text:style-name="WWNum1">
        <text:list-item>
          <text:p text:style-name="P4">Monitor and Visualize Metrics</text:p>
          <text:list>
            <text:list-item>
              <text:p text:style-name="P38">Numerical values to help you understand resource health, operation, performance</text:p>
            </text:list-item>
          </text:list>
        </text:list-item>
        <text:list-item>
          <text:p text:style-name="P4">Query and Analyse Logs</text:p>
          <text:list>
            <text:list-item>
              <text:p text:style-name="P38">Activity, diagnostic logs.</text:p>
            </text:list-item>
            <text:list-item>
              <text:p text:style-name="P38">Alert logic/queries to render graphs and analytics</text:p>
            </text:list-item>
          </text:list>
        </text:list-item>
        <text:list-item>
          <text:p text:style-name="P4">Setup and Alert Actions</text:p>
          <text:list>
            <text:list-item>
              <text:p text:style-name="P38">Triggers under certain conditions to perform autonomous tasks</text:p>
            </text:list-item>
          </text:list>
        </text:list-item>
      </text:list>
      <text:p text:style-name="P58"><text:s/></text:p>
      <text:p text:style-name="Standard"><text:s/></text:p>
      <text:p text:style-name="Standard">Resource Groups (RCs):</text:p>
      <text:list xml:id="list3496261331" text:style-name="WWNum7">
        <text:list-item>
          <text:p text:style-name="P5">Grouping resources based on life cycle, domains, geography; so you can delete them together if needed.</text:p>
        </text:list-item>
        <text:list-item>
          <text:p text:style-name="P5">Resource locks to limit a users ability to update or delete resources</text:p>
        </text:list-item>
        <text:list-item>
          <text:p text:style-name="P5">Azure Policies are implemented to enforce governance/business rules to ensure that user don't perform any actions that are not beneficial or wanted by the owner.</text:p>
          <text:list>
            <text:list-item>
              <text:p text:style-name="P39">For example, only create instances in specific regions</text:p>
            </text:list-item>
          </text:list>
        </text:list-item>
        <text:list-item>
          <text:p text:style-name="P5"><text:soft-page-break/>Resources from differing RCs <text:span text:style-name="T1">can still</text:span> interact/communicate with each other</text:p>
        </text:list-item>
      </text:list>
      <text:p text:style-name="Standard"><text:s/></text:p>
      <text:p text:style-name="Standard"><text:span text:style-name="T6">Implement and manage storage (15-20%):</text:span></text:p>
      <text:p text:style-name="Standard"><text:s/></text:p>
      <text:p text:style-name="Standard"><text:span text:style-name="T4">Create and configure storage accounts:</text:span></text:p>
      <text:p text:style-name="Standard"><text:s/></text:p>
      <text:p text:style-name="Standard">Choosing between Blobs, Files and Disks:</text:p>
      <text:list xml:id="list4023711180" text:style-name="WWNum29">
        <text:list-item>
          <text:p text:style-name="P6">Disks: for specific VMs</text:p>
        </text:list-item>
        <text:list-item>
          <text:p text:style-name="P6">Files: access files across multiple machines</text:p>
        </text:list-item>
        <text:list-item>
          <text:p text:style-name="P6">Blobs: Access app data from anywhere. Large amount of objects to store images, videos, etc.</text:p>
        </text:list-item>
      </text:list>
      <text:p text:style-name="P58"><text:s/></text:p>
      <text:p text:style-name="Standard">Block Blobs:</text:p>
      <text:list xml:id="list2148030305" text:style-name="WWNum23">
        <text:list-item>
          <text:p text:style-name="P7">Text or binary files</text:p>
        </text:list-item>
        <text:list-item>
          <text:p text:style-name="P7">A single blob can contain up to 50,000 blocks of up to 100MB each which is a total size of 4.75TB</text:p>
        </text:list-item>
      </text:list>
      <text:p text:style-name="Standard">Page Blobs:</text:p>
      <text:list xml:id="list1540073283" text:style-name="WWNum27">
        <text:list-item>
          <text:p text:style-name="P8">Efficient for read/write</text:p>
        </text:list-item>
        <text:list-item>
          <text:p text:style-name="P8">Used by Azure VMs</text:p>
        </text:list-item>
        <text:list-item>
          <text:p text:style-name="P8">Up to 8TB in size</text:p>
        </text:list-item>
      </text:list>
      <text:p text:style-name="P58"><text:s/></text:p>
      <text:p text:style-name="Standard">Storage Tiers:</text:p>
      <text:list xml:id="list2495414303" text:style-name="WWNum18">
        <text:list-item>
          <text:p text:style-name="P9">Hot</text:p>
          <text:list>
            <text:list-item>
              <text:p text:style-name="P40"><text:soft-page-break/>High storage cost</text:p>
            </text:list-item>
            <text:list-item>
              <text:p text:style-name="P40">Low access cost</text:p>
            </text:list-item>
          </text:list>
        </text:list-item>
        <text:list-item>
          <text:p text:style-name="P9">Cold</text:p>
          <text:list>
            <text:list-item>
              <text:p text:style-name="P40">Low storage cost</text:p>
            </text:list-item>
            <text:list-item>
              <text:p text:style-name="P40">High access cost</text:p>
            </text:list-item>
            <text:list-item>
              <text:p text:style-name="P40">Intended for data to be cool for ~30days</text:p>
            </text:list-item>
          </text:list>
        </text:list-item>
        <text:list-item>
          <text:p text:style-name="P9">Archive</text:p>
          <text:list>
            <text:list-item>
              <text:p text:style-name="P40">Lowest storage</text:p>
            </text:list-item>
            <text:list-item>
              <text:p text:style-name="P40">Highest access</text:p>
            </text:list-item>
            <text:list-item>
              <text:p text:style-name="P40">Archive storage is offline and cannot be read</text:p>
            </text:list-item>
          </text:list>
        </text:list-item>
      </text:list>
      <text:p text:style-name="Standard"><text:s/></text:p>
      <text:p text:style-name="Standard">Replication:</text:p>
      <text:list xml:id="list887766538" text:style-name="WWNum5">
        <text:list-item>
          <text:p text:style-name="P10">Locally-redundant storage (LRS)</text:p>
          <text:list>
            <text:list-item>
              <text:p text:style-name="P41">Replicated in single storage unit</text:p>
            </text:list-item>
            <text:list-item>
              <text:p text:style-name="P41">Cheapest option</text:p>
            </text:list-item>
            <text:list-item>
              <text:p text:style-name="P41">Data will be unavailable if datacentre goes down</text:p>
            </text:list-item>
          </text:list>
        </text:list-item>
        <text:list-item>
          <text:p text:style-name="P10">Zone-redundant storage (ZRS):</text:p>
          <text:list>
            <text:list-item>
              <text:p text:style-name="P41">Replicated across 3 availability zones/datacentres within one region</text:p>
            </text:list-item>
            <text:list-item>
              <text:p text:style-name="P41">Data is unavailable if whole zone goes down (ie. Australia East)</text:p>
            </text:list-item>
          </text:list>
        </text:list-item>
        <text:list-item>
          <text:p text:style-name="P10">Geo-redundant storage (GRS):</text:p>
          <text:list>
            <text:list-item>
              <text:p text:style-name="P41">Replicated across to another region (ie. Australia East -&gt; Australia Central)</text:p>
            </text:list-item>
            <text:list-item>
              <text:p text:style-name="P41"><text:soft-page-break/>Read-access <text:span text:style-name="T1">only after</text:span> failover has occurred</text:p>
            </text:list-item>
          </text:list>
        </text:list-item>
        <text:list-item>
          <text:p text:style-name="P10">Read-access GRS (RA-GRS):</text:p>
          <text:list>
            <text:list-item>
              <text:p text:style-name="P41">Same as GRS except you can read data at any time</text:p>
            </text:list-item>
          </text:list>
        </text:list-item>
      </text:list>
      <text:p text:style-name="Standard"><text:s/></text:p>
      <text:p text:style-name="Standard">Managing access - Container Permissions:</text:p>
      <text:list xml:id="list2454303788" text:style-name="WWNum34">
        <text:list-item>
          <text:p text:style-name="P11">Shared Access Signature (SAS)</text:p>
          <text:list>
            <text:list-item>
              <text:p text:style-name="P42">A query string added on a URL of a storage resource to inform Azure on what access should be granted</text:p>
            </text:list-item>
            <text:list-item>
              <text:p text:style-name="P42">These strings use hash-based encryption</text:p>
            </text:list-item>
            <text:list-item>
              <text:p text:style-name="P42">Similar to resource groups, policies can be implemented to restrict access to what is desired</text:p>
            </text:list-item>
            <text:list-item>
              <text:p text:style-name="P42">Account SAS: Granted at the account level</text:p>
            </text:list-item>
            <text:list-item>
              <text:p text:style-name="P42">Service SAS: granted at service level</text:p>
            </text:list-item>
          </text:list>
        </text:list-item>
      </text:list>
      <text:p text:style-name="P1"><text:s/></text:p>
      <text:p text:style-name="Standard">Encryption Keys and Key Vault:</text:p>
      <text:p text:style-name="Standard"><text:s/></text:p>
      <text:p text:style-name="Standard"/>
      <text:p text:style-name="Standard">All types of keys can be managed here and regenerated. This resource has configurable access control as well as access logging.</text:p>
      <text:p text:style-name="Standard"/>
      <text:p text:style-name="Standard">Custom Domain Mapping:</text:p>
      <text:list xml:id="list2365690438" text:style-name="WWNum31">
        <text:list-item>
          <text:p text:style-name="P12">Your Domain</text:p>
          <text:list>
            <text:list-item>
              <text:p text:style-name="P43">Point CNAME record mydomain.com to blob-domain.net</text:p>
            </text:list-item>
            <text:list-item>
              <text:p text:style-name="P43">Incurs downtime while Azure verifies domain</text:p>
            </text:list-item>
          </text:list>
        </text:list-item>
        <text:list-item>
          <text:p text:style-name="P12"><text:soft-page-break/>'Asverify' Domain</text:p>
          <text:list>
            <text:list-item>
              <text:p text:style-name="P43">Verify.mydomain.com to asverify.blob-domain.net</text:p>
            </text:list-item>
            <text:list-item>
              <text:p text:style-name="P43">After this step, point CNAME record to blob-domain.net</text:p>
            </text:list-item>
            <text:list-item>
              <text:p text:style-name="P43">'Use Indirect CNAME Validation'</text:p>
            </text:list-item>
            <text:list-item>
              <text:p text:style-name="P43">No downtime</text:p>
            </text:list-item>
          </text:list>
        </text:list-item>
      </text:list>
      <text:p text:style-name="Standard"><text:s/></text:p>
      <text:p text:style-name="Standard">Storage Diagnostics:</text:p>
      <text:list xml:id="list3273717554" text:style-name="WWNum21">
        <text:list-item>
          <text:p text:style-name="P13">Logs can be configured to be produced upon any CRUD operation that occurs to a storage account</text:p>
        </text:list-item>
        <text:list-item>
          <text:p text:style-name="P13">Alerts can be configured to triggered under certain conditions affecting a storage account (ie. Send email after a high number of requests)</text:p>
        </text:list-item>
      </text:list>
      <text:p text:style-name="Standard"><text:s/></text:p>
      <text:p text:style-name="Standard">Azure storage has the following security features:</text:p>
      <text:list xml:id="list3469477073" text:style-name="WWNum26">
        <text:list-item>
          <text:p text:style-name="P14">Encryption at rest</text:p>
        </text:list-item>
        <text:list-item>
          <text:p text:style-name="P14">Encryption in transit</text:p>
        </text:list-item>
        <text:list-item>
          <text:p text:style-name="P14">CORS support (Cross-Origin Resource Sharing)</text:p>
          <text:list>
            <text:list-item>
              <text:p text:style-name="P44">Only cross-loads resources from trusted domains/servers</text:p>
            </text:list-item>
          </text:list>
        </text:list-item>
        <text:list-item>
          <text:p text:style-name="P14">Role-based Access Control (RBAC)</text:p>
          <text:list>
            <text:list-item>
              <text:p text:style-name="P44">Can assign roles to subscriptions, resource groups or individual containers</text:p>
            </text:list-item>
          </text:list>
        </text:list-item>
        <text:list-item>
          <text:p text:style-name="P14">Audit access</text:p>
          <text:list>
            <text:list-item>
              <text:p text:style-name="P44">Logs every access and interaction on storage aswell as providing analytics</text:p>
            </text:list-item>
          </text:list>
        </text:list-item>
      </text:list>
      <text:p text:style-name="Standard"><text:s/></text:p>
      <text:p text:style-name="Standard"><text:span text:style-name="T4">Import and export data to Azure:</text:span></text:p>
      <text:p text:style-name="Standard"><text:soft-page-break/><text:s/></text:p>
      <text:list xml:id="list1047684455" text:style-name="WWNum20">
        <text:list-item>
          <text:p text:style-name="P15">Data migration to Cloud</text:p>
          <text:list>
            <text:list-item>
              <text:p text:style-name="P45">Online upload</text:p>
            </text:list-item>
            <text:list-item>
              <text:p text:style-name="P45">Data Box (Azure gives you a HDD to upload to -&gt; mail back to Azure. Up to 40TB)</text:p>
            </text:list-item>
          </text:list>
        </text:list-item>
        <text:list-item>
          <text:p text:style-name="P15">Content distribution</text:p>
        </text:list-item>
        <text:list-item>
          <text:p text:style-name="P15">Backup</text:p>
        </text:list-item>
        <text:list-item>
          <text:p text:style-name="P15">Data recovery</text:p>
        </text:list-item>
      </text:list>
      <text:p text:style-name="Standard"><text:s/></text:p>
      <text:p text:style-name="Standard">CDN: utilizes a cache server nearby to you to improve latency with server; no matter where the original server is located.</text:p>
      <text:p text:style-name="Standard"><text:s/></text:p>
      <text:p text:style-name="Standard">CDN options:</text:p>
      <text:list xml:id="list721954262" text:style-name="WWNum30">
        <text:list-item>
          <text:p text:style-name="P16">Verizon: specializes in URL redirect and mobile device rules</text:p>
        </text:list-item>
        <text:list-item>
          <text:p text:style-name="P16">Akamai: specializes in media streaming capabilities</text:p>
        </text:list-item>
      </text:list>
      <text:p text:style-name="Standard"><text:s/></text:p>
      <text:p text:style-name="Standard"><text:span text:style-name="T4">Implement Azure backup:</text:span></text:p>
      <text:p text:style-name="Standard"><text:s/></text:p>
      <text:p text:style-name="Standard"><text:s/>Business continuity strategies:</text:p>
      <text:list xml:id="list886777789" text:style-name="WWNum33">
        <text:list-item>
          <text:p text:style-name="P17">High availability: run another instance in case of failure</text:p>
        </text:list-item>
        <text:list-item>
          <text:p text:style-name="P17">Disaster recovery: run apps in secondary datacentre if failure occurs. No single point of failure.</text:p>
        </text:list-item>
        <text:list-item>
          <text:p text:style-name="P17">Backup/restore data</text:p>
        </text:list-item>
      </text:list>
      <text:p text:style-name="Standard"><text:s/></text:p>
      <text:p text:style-name="Standard"><text:soft-page-break/>Azure MARS [Microsoft Azure Recovery Services] Backup:</text:p>
      <text:list xml:id="list1071421798" text:style-name="WWNum19">
        <text:list-item>
          <text:p text:style-name="P18">Backup on-premises files to vault</text:p>
        </text:list-item>
        <text:list-item>
          <text:p text:style-name="P18">Backup specific files in VM to vault</text:p>
        </text:list-item>
        <text:list-item>
          <text:p text:style-name="P18">Backup non-azure servers</text:p>
        </text:list-item>
        <text:list-item>
          <text:p text:style-name="P18">Can backup 3 times a day; better RPO</text:p>
        </text:list-item>
        <text:list-item>
          <text:p text:style-name="P18">Only supports Windows OS</text:p>
        </text:list-item>
        <text:list-item>
          <text:p text:style-name="P18">Not application aware. Only file/disk snapshot.<text:line-break/> <text:s/></text:p>
        </text:list-item>
      </text:list>
      <text:p text:style-name="Standard"><text:span text:style-name="T6">Deploy and manage virtual machines (VMs) (15-20%):</text:span></text:p>
      <text:p text:style-name="Standard"><text:s/></text:p>
      <text:p text:style-name="Standard"><text:span text:style-name="T4">Create and configure a VM for Windows and Linux:</text:span></text:p>
      <text:p text:style-name="Standard"><text:s/></text:p>
      <text:p text:style-name="Standard">VM Types:</text:p>
      <text:p text:style-name="Standard"><text:s/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Standard">Type</text:p>
          </table:table-cell>
          <table:table-cell table:style-name="Table1.A1" office:value-type="string">
            <text:p text:style-name="Standard">Purpose</text:p>
          </table:table-cell>
        </table:table-row>
        <table:table-row table:style-name="Table1.1">
          <table:table-cell table:style-name="Table1.A2" office:value-type="string">
            <text:p text:style-name="Standard">A1 - Basic</text:p>
          </table:table-cell>
          <table:table-cell table:style-name="Table1.B2" office:value-type="string">
            <text:p text:style-name="Standard">Basic VM. For testing/development.</text:p>
          </table:table-cell>
        </table:table-row>
        <table:table-row table:style-name="Table1.1">
          <table:table-cell table:style-name="Table1.A3" office:value-type="string">
            <text:p text:style-name="Standard">A2 - Standard</text:p>
          </table:table-cell>
          <table:table-cell table:style-name="Table1.B3" office:value-type="string">
            <text:p text:style-name="Standard">General-purpose VMs.</text:p>
          </table:table-cell>
        </table:table-row>
        <table:table-row table:style-name="Table1.1">
          <table:table-cell table:style-name="Table1.A4" office:value-type="string">
            <text:p text:style-name="Standard">B- Burstable</text:p>
          </table:table-cell>
          <table:table-cell table:style-name="Table1.B4" office:value-type="string">
            <text:p text:style-name="Standard">Burstable instances the can use full capacity of CPU when needed.</text:p>
          </table:table-cell>
        </table:table-row>
        <table:table-row table:style-name="Table1.1">
          <table:table-cell table:style-name="Table1.A5" office:value-type="string">
            <text:p text:style-name="Standard">D - General Purpose</text:p>
          </table:table-cell>
          <table:table-cell table:style-name="Table1.B5" office:value-type="string">
            <text:p text:style-name="Standard">Built for enterprise apps.</text:p>
          </table:table-cell>
        </table:table-row>
        <table:table-row table:style-name="Table1.1">
          <table:table-cell table:style-name="Table1.A6" office:value-type="string">
            <text:p text:style-name="Standard">E - Memory Optimized</text:p>
          </table:table-cell>
          <table:table-cell table:style-name="Table1.B6" office:value-type="string">
            <text:p text:style-name="Standard">High memory-to-CPU ratio.</text:p>
          </table:table-cell>
        </table:table-row>
        <table:table-row table:style-name="Table1.1">
          <table:table-cell table:style-name="Table1.A7" office:value-type="string">
            <text:p text:style-name="Standard">F - CPU Optimised</text:p>
          </table:table-cell>
          <table:table-cell table:style-name="Table1.B7" office:value-type="string">
            <text:p text:style-name="Standard">High CPU-to-memory ratio.</text:p>
          </table:table-cell>
        </table:table-row>
        <table:table-row table:style-name="Table1.1">
          <table:table-cell table:style-name="Table1.A8" office:value-type="string">
            <text:p text:style-name="Standard">G - Godzilla</text:p>
          </table:table-cell>
          <table:table-cell table:style-name="Table1.B8" office:value-type="string">
            <text:p text:style-name="Standard">Very large instance instances ideal for large databases and big data.</text:p>
          </table:table-cell>
        </table:table-row>
        <table:table-row table:style-name="Table1.9">
          <table:table-cell table:style-name="Table1.A9" office:value-type="string">
            <text:p text:style-name="Standard">H - High performance compute</text:p>
          </table:table-cell>
          <table:table-cell table:style-name="Table1.B9" office:value-type="string">
            <text:p text:style-name="Standard">High-end computational needs such as molecular modelling or other scientific applications.</text:p>
          </table:table-cell>
        </table:table-row>
        <table:table-row table:style-name="Table1.1">
          <table:table-cell table:style-name="Table1.A10" office:value-type="string">
            <text:p text:style-name="Standard">L - Storage optimized</text:p>
          </table:table-cell>
          <table:table-cell table:style-name="Table1.B10" office:value-type="string">
            <text:p text:style-name="Standard">High disk throughput and IO.</text:p>
          </table:table-cell>
        </table:table-row>
        <table:table-row table:style-name="Table1.1">
          <table:table-cell table:style-name="Table1.A11" office:value-type="string">
            <text:p text:style-name="Standard">M - Large Memory</text:p>
          </table:table-cell>
          <table:table-cell table:style-name="Table1.B11" office:value-type="string">
            <text:p text:style-name="Standard">Large-scale memory option that allows for 3.5TB RAM</text:p>
          </table:table-cell>
        </table:table-row>
        <table:table-row table:style-name="Table1.1">
          <table:table-cell table:style-name="Table1.A12" office:value-type="string">
            <text:p text:style-name="Standard">N - GPU enabled</text:p>
          </table:table-cell>
          <table:table-cell table:style-name="Table1.B12" office:value-type="string">
            <text:p text:style-name="Standard">GPU-enabled instances</text:p>
          </table:table-cell>
        </table:table-row>
        <table:table-row table:style-name="Table1.9">
          <table:table-cell table:style-name="Table1.A13" office:value-type="string">
            <text:p text:style-name="Standard">SAP HANA</text:p>
          </table:table-cell>
          <table:table-cell table:style-name="Table1.B13" office:value-type="string">
            <text:p text:style-name="Standard">Specialized instances purposely built and certified for tunning SAP HANA</text:p>
          </table:table-cell>
        </table:table-row>
      </table:table>
      <text:p text:style-name="Standard"><text:s/></text:p>
      <text:p text:style-name="Standard">VM Specializations:</text:p>
      <text:p text:style-name="Standard"><text:s/></text:p>
      <text:p text:style-name="Standard">S: Storage premium options available</text:p>
      <text:p text:style-name="Standard">M: Memory premium options available</text:p>
      <text:p text:style-name="Standard">R: Remote direct memory access (RDMA)</text:p>
      <text:p text:style-name="Standard"><text:s/></text:p>
      <text:p text:style-name="Standard">Azure Compute Units (ACUs):</text:p>
      <text:list xml:id="list203775612" text:style-name="WWNum22">
        <text:list-item>
          <text:p text:style-name="P19">Microsoft created performance benchmark/measurements</text:p>
        </text:list-item>
        <text:list-item>
          <text:p text:style-name="P19">A VM with 200 ACU is twice as powerful as a VM with 100ACU</text:p>
        </text:list-item>
      </text:list>
      <text:p text:style-name="P58"><text:s/></text:p>
      <text:p text:style-name="P58"><text:s/></text:p>
      <text:p text:style-name="Standard"><text:span text:style-name="T2">Manage Azure VM Storage and Networking:</text:span></text:p>
      <text:p text:style-name="Standard"><text:s/></text:p>
      <text:p text:style-name="Standard">VM Availability Sets:</text:p>
      <text:list xml:id="list3203200453" text:style-name="WWNum17">
        <text:list-item>
          <text:p text:style-name="P20">Running a group of VMs across multiple, isolated physical servers</text:p>
          <text:list>
            <text:list-item>
              <text:p text:style-name="P46">Ensures uptime during a hardware or software failure occurs in a server</text:p>
            </text:list-item>
          </text:list>
        </text:list-item>
        <text:list-item>
          <text:p text:style-name="P20">Essential for running a reliable service that uses numerous VMs</text:p>
        </text:list-item>
      </text:list>
      <text:p text:style-name="Standard"><text:s/></text:p>
      <text:p text:style-name="Standard">VM Scale Sets:</text:p>
      <text:list xml:id="list76006840" text:style-name="WWNum6">
        <text:list-item>
          <text:p text:style-name="P21"><text:soft-page-break/>Autoscaling groups</text:p>
        </text:list-item>
        <text:list-item>
          <text:p text:style-name="P21">Provides redundancy, improved performance and consistency</text:p>
        </text:list-item>
        <text:list-item>
          <text:p text:style-name="P21">Max. 1000 VMs in a set</text:p>
        </text:list-item>
        <text:list-item>
          <text:p text:style-name="P21">One size/type VM for the <text:span text:style-name="T1">entire</text:span> scale set</text:p>
        </text:list-item>
      </text:list>
      <text:p text:style-name="Standard"><text:s/></text:p>
      <text:p text:style-name="Standard"><text:span text:style-name="T6">Implement and Manage Virtual Networking (30-35%):</text:span></text:p>
      <text:p text:style-name="Standard"><text:span text:style-name="T5"><text:s/></text:span></text:p>
      <text:p text:style-name="Standard"><text:span text:style-name="T7">*Best to do hands-on labs for this section*</text:span></text:p>
      <text:p text:style-name="Standard"><text:span text:style-name="T5"><text:s/></text:span></text:p>
      <text:p text:style-name="Standard">IP Addressing:</text:p>
      <text:list xml:id="list3641779421" text:style-name="WWNum14">
        <text:list-item>
          <text:p text:style-name="P22">Dynamic Host Configuration Protocol (DHCP) DHCP based addresses</text:p>
        </text:list-item>
        <text:list-item>
          <text:p text:style-name="P22">IP Address are not allocated until object is created</text:p>
        </text:list-item>
        <text:list-item>
          <text:p text:style-name="P22">Static and Dynamic IP options available</text:p>
        </text:list-item>
      </text:list>
      <text:p text:style-name="Standard"><text:s/></text:p>
      <text:p text:style-name="Standard">Connectivity between Virtual Networks:</text:p>
      <text:list xml:id="list901605991" text:style-name="WWNum8">
        <text:list-item>
          <text:p text:style-name="P23">Site-to-Site (S2S)</text:p>
          <text:list>
            <text:list-item>
              <text:p text:style-name="P47">S2S VPN is a connection over IPsec/IKE</text:p>
            </text:list-item>
            <text:list-item>
              <text:p text:style-name="P47">Connecting two offices together</text:p>
            </text:list-item>
          </text:list>
        </text:list-item>
        <text:list-item>
          <text:p text:style-name="P23">Point-to-Site (P2S)</text:p>
          <text:list>
            <text:list-item>
              <text:p text:style-name="P47">Connecting one user to a VNET (ie. OpenVPN)</text:p>
            </text:list-item>
          </text:list>
        </text:list-item>
        <text:list-item>
          <text:p text:style-name="P23">VNET Peering</text:p>
          <text:list>
            <text:list-item>
              <text:p text:style-name="P47"><text:soft-page-break/>Configuring different VNETs to be able to communicate with each others resources</text:p>
            </text:list-item>
          </text:list>
        </text:list-item>
        <text:list-item>
          <text:p text:style-name="P23">ExpressRoute</text:p>
          <text:list>
            <text:list-item>
              <text:p text:style-name="P47">Private connection directly to Azure Datacentre</text:p>
            </text:list-item>
            <text:list-item>
              <text:p text:style-name="P47">High speed/cost</text:p>
            </text:list-item>
          </text:list>
        </text:list-item>
      </text:list>
      <text:p text:style-name="Standard"><text:s/></text:p>
      <text:p text:style-name="Standard">Configure Name Resolution:</text:p>
      <text:list xml:id="list363920249" text:style-name="WWNum12">
        <text:list-item>
          <text:p text:style-name="P24">Customer Provided DNS or Azure Provided DNS</text:p>
        </text:list-item>
        <text:list-item>
          <text:p text:style-name="P24">VM specific configuration</text:p>
        </text:list-item>
      </text:list>
      <text:p text:style-name="Standard"><text:s/></text:p>
      <text:p text:style-name="Standard">Create and Configure a Network Security Group (NSG):</text:p>
      <text:list xml:id="list700398914" text:style-name="WWNum24">
        <text:list-item>
          <text:p text:style-name="P25">NSG:</text:p>
          <text:list>
            <text:list-item>
              <text:p text:style-name="P48">Network filter - Security groups in AWS</text:p>
            </text:list-item>
            <text:list-item>
              <text:p text:style-name="P48">Inbound/Outbound rules</text:p>
            </text:list-item>
            <text:list-item>
              <text:p text:style-name="P48">Restricted to subnet or NIC (Network Interface Card)</text:p>
            </text:list-item>
          </text:list>
        </text:list-item>
        <text:list-item>
          <text:p text:style-name="P25">Rules:</text:p>
          <text:list>
            <text:list-item>
              <text:p text:style-name="P48">Enforced on priority (100 - 4096); lowest number first</text:p>
            </text:list-item>
            <text:list-item>
              <text:p text:style-name="P48">Tags - Azure provides default tags to be used:</text:p>
              <text:list>
                <text:list-item>
                  <text:p text:style-name="P59">Virtual Network</text:p>
                </text:list-item>
                <text:list-item>
                  <text:p text:style-name="P59">Azure Load Balancer</text:p>
                </text:list-item>
                <text:list-item>
                  <text:p text:style-name="P59">Internet</text:p>
                </text:list-item>
              </text:list>
            </text:list-item>
          </text:list>
        </text:list-item>
      </text:list>
      <text:p text:style-name="Standard"><text:s/></text:p>
      <text:p text:style-name="Standard"><text:soft-page-break/>Load Balancing:</text:p>
      <text:list xml:id="list1074321969" text:style-name="WWNum2">
        <text:list-item>
          <text:p text:style-name="P26">Azure Load Balancer</text:p>
          <text:list>
            <text:list-item>
              <text:p text:style-name="P49">Transport Layer [4]</text:p>
            </text:list-item>
            <text:list-item>
              <text:p text:style-name="P49">Service Monitoring</text:p>
            </text:list-item>
            <text:list-item>
              <text:p text:style-name="P49">Automated reconfiguration</text:p>
            </text:list-item>
            <text:list-item>
              <text:p text:style-name="P49">Hash Based Distribution</text:p>
            </text:list-item>
            <text:list-item>
              <text:p text:style-name="P49">Internal and Public</text:p>
              <text:list>
                <text:list-item>
                  <text:p text:style-name="P60">Better for Internal or UAT. Public is best for App Gateway</text:p>
                </text:list-item>
              </text:list>
            </text:list-item>
          </text:list>
        </text:list-item>
      </text:list>
      <text:list xml:id="list3190118445" text:style-name="WWNum11">
        <text:list-item>
          <text:p text:style-name="P27">Application Gateway</text:p>
          <text:list>
            <text:list-item>
              <text:p text:style-name="P50">Application Layer [7]</text:p>
            </text:list-item>
            <text:list-item>
              <text:p text:style-name="P50">Cookie based session affinity</text:p>
            </text:list-item>
            <text:list-item>
              <text:p text:style-name="P50">SSL Offloading</text:p>
            </text:list-item>
            <text:list-item>
              <text:p text:style-name="P50">End-to-end SSL</text:p>
            </text:list-item>
            <text:list-item>
              <text:p text:style-name="P50">Web Application Firewalls (WAFs)</text:p>
            </text:list-item>
            <text:list-item>
              <text:p text:style-name="P50">URL Based Content Routing</text:p>
            </text:list-item>
            <text:list-item>
              <text:p text:style-name="P50">Requires its own subnet<text:line-break/> <text:s/></text:p>
            </text:list-item>
          </text:list>
        </text:list-item>
      </text:list>
      <text:p text:style-name="Standard"><text:s/></text:p>
      <text:p text:style-name="Standard">Azure Monitor:</text:p>
      <text:list xml:id="list2132049674" text:style-name="WWNum13">
        <text:list-item>
          <text:p text:style-name="P28">Collects, analyses and stores data based on the performance and availability of your Azure stack</text:p>
          <text:list>
            <text:list-item>
              <text:p text:style-name="P51">Logs</text:p>
            </text:list-item>
            <text:list-item>
              <text:p text:style-name="P51">Analytics/Metrics</text:p>
            </text:list-item>
          </text:list>
        </text:list-item>
        <text:list-item>
          <text:p text:style-name="P28"><text:soft-page-break/>Able to configure Alerts</text:p>
        </text:list-item>
        <text:list-item>
          <text:p text:style-name="P28">Application Insights provide real-time data and visual representations of your application; as well as anomalies</text:p>
        </text:list-item>
      </text:list>
      <text:p text:style-name="Standard"><text:s/></text:p>
      <text:p text:style-name="Standard"><text:span text:style-name="T6">Manage Identities (15-20%):</text:span></text:p>
      <text:p text:style-name="Standard"/>
      <text:p text:style-name="Standard">Azure Active Directory (AD):</text:p>
      <text:list xml:id="list3217931704" text:style-name="WWNum16">
        <text:list-item>
          <text:p text:style-name="P29">Enterprise Identity Solution - Single identity for users and keep them in sync across the enterprise</text:p>
          <text:list>
            <text:list-item>
              <text:p text:style-name="P52">Create users and groups with varying levels of user permissions</text:p>
            </text:list-item>
          </text:list>
        </text:list-item>
        <text:list-item>
          <text:p text:style-name="P29">Single sign-on - SSO access to apps and infrastructure services</text:p>
        </text:list-item>
        <text:list-item>
          <text:p text:style-name="P29">Multifactor Authentication (MFA) - enhance security and authentication services</text:p>
        </text:list-item>
        <text:list-item>
          <text:p text:style-name="P29">Self service - Empower users to request passwords resets themselves, as well as request access to specific apps and services if needed</text:p>
          <text:list>
            <text:list-item>
              <text:p text:style-name="P52">Password resets need to be enabled and configured based on Groups, methods available and number of methods required (1 or 2) to authenticate user.<text:line-break/> <text:s/></text:p>
            </text:list-item>
          </text:list>
        </text:list-item>
      </text:list>
      <text:p text:style-name="Standard">Azure AD Connect:</text:p>
      <text:list xml:id="list2796036553" text:style-name="WWNum10">
        <text:list-item>
          <text:p text:style-name="P30">Used to link an on-premises AD and Cloud Azure AD. This dual component of AD is called Hybrid Identity.</text:p>
        </text:list-item>
        <text:list-item>
          <text:p text:style-name="P30">There are three methods of authentication:</text:p>
          <text:list>
            <text:list-item>
              <text:p text:style-name="P53">Password hash synchronization</text:p>
              <text:list>
                <text:list-item>
                  <text:p text:style-name="P61">Syncs a hash of a users password on both ADs</text:p>
                </text:list-item>
                <text:list-item>
                  <text:p text:style-name="P61">Reduces the number of passwords a user has to 1</text:p>
                </text:list-item>
                <text:list-item>
                  <text:p text:style-name="P61">Passwords are stored in <text:span text:style-name="T1">TWO</text:span> places.</text:p>
                </text:list-item>
                <text:list-item>
                  <text:p text:style-name="P61">Can provide Seamless Single Sign-On (SSSO)</text:p>
                  <text:list>
                    <text:list-item>
                      <text:p text:style-name="P63">Automatically logs on users to Azure AD if they are using a corporate device on their corporate network</text:p>
                    </text:list-item>
                  </text:list>
                </text:list-item>
              </text:list>
            </text:list-item>
            <text:list-item>
              <text:p text:style-name="P53"><text:soft-page-break/>Pass-through authentication</text:p>
              <text:list>
                <text:list-item>
                  <text:p text:style-name="P61">Requests for Azure AD logins are 'passed-through' to on-premises</text:p>
                </text:list-item>
                <text:list-item>
                  <text:p text:style-name="P61">Passwords are <text:span text:style-name="T1">ONLY</text:span> stored on-premises</text:p>
                </text:list-item>
                <text:list-item>
                  <text:p text:style-name="P61">Can provide Seamless Single Sign-On (SSSO)</text:p>
                </text:list-item>
              </text:list>
            </text:list-item>
            <text:list-item>
              <text:p text:style-name="P53">Federation Services (AD FS)</text:p>
              <text:list>
                <text:list-item>
                  <text:p text:style-name="P61">Utilizes on-premises Federation services and infrastructure</text:p>
                </text:list-item>
                <text:list-item>
                  <text:p text:style-name="P61"><text:span text:style-name="T4">Not covered on exam</text:span></text:p>
                </text:list-item>
              </text:list>
            </text:list-item>
          </text:list>
        </text:list-item>
      </text:list>
      <text:p text:style-name="P64"><text:s/></text:p>
      <text:p text:style-name="Standard">Conditional Access:</text:p>
      <text:list xml:id="list2447997351" text:style-name="WWNum15">
        <text:list-item>
          <text:p text:style-name="P31">Requires certain conditions to be met before it allows an AD login. Broken down into Controls and Conditions.</text:p>
        </text:list-item>
        <text:list-item>
          <text:p text:style-name="P31">Controls:</text:p>
          <text:list>
            <text:list-item>
              <text:p text:style-name="P54">User and Role</text:p>
            </text:list-item>
            <text:list-item>
              <text:p text:style-name="P54">Trusted/complaint devices</text:p>
            </text:list-item>
            <text:list-item>
              <text:p text:style-name="P54">Location (IP authentication)</text:p>
            </text:list-item>
            <text:list-item>
              <text:p text:style-name="P54">Authentication method</text:p>
            </text:list-item>
          </text:list>
        </text:list-item>
        <text:list-item>
          <text:p text:style-name="P31">Conditions:</text:p>
          <text:list>
            <text:list-item>
              <text:p text:style-name="P54">Allow/block access</text:p>
            </text:list-item>
            <text:list-item>
              <text:p text:style-name="P54">Limited access</text:p>
            </text:list-item>
            <text:list-item>
              <text:p text:style-name="P54">Require MFA</text:p>
            </text:list-item>
            <text:list-item>
              <text:p text:style-name="P54">Force password reset</text:p>
            </text:list-item>
          </text:list>
        </text:list-item>
      </text:list>
      <text:p text:style-name="Standard"><text:s/></text:p>
      <text:list xml:id="list670704053" text:style-name="WWNum28">
        <text:list-item>
          <text:p text:style-name="P32"><text:soft-page-break/>Synchronization services</text:p>
          <text:list>
            <text:list-item>
              <text:p text:style-name="P55">Password hash sync - see above</text:p>
            </text:list-item>
            <text:list-item>
              <text:p text:style-name="P55">Password writeback - once a password is updated in one location (ie. On-premises), it is also updated on the other (ie. Azure AD)</text:p>
            </text:list-item>
            <text:list-item>
              <text:p text:style-name="P55">Device writeback - provides another method of authentication by making a list of approved devices to use for AD</text:p>
            </text:list-item>
          </text:list>
        </text:list-item>
      </text:list>
      <text:p text:style-name="P58"><text:s/></text:p>
      <text:p text:style-name="Standard"><text:s/></text:p>
      <text:p text:style-name="Standard">Azure AD Business-to-Consumer (B2C):</text:p>
      <text:list xml:id="list2656748978" text:style-name="WWNum4">
        <text:list-item>
          <text:p text:style-name="P33">Third party handles authentication. Enabled for:</text:p>
          <text:list>
            <text:list-item>
              <text:p text:style-name="P56">Social accounts (ie. Facebook, twitter)</text:p>
            </text:list-item>
            <text:list-item>
              <text:p text:style-name="P56">Enterprise accounts (ie. Microsoft)</text:p>
            </text:list-item>
          </text:list>
        </text:list-item>
        <text:list-item>
          <text:p text:style-name="P33">Can also make local accounts if the user doesn’t want to use or have a third-party account</text:p>
        </text:list-item>
        <text:list-item>
          <text:p text:style-name="P33">As the name suggests, it is integrated to benefit the <text:span text:style-name="T1">consumer</text:span></text:p>
        </text:list-item>
      </text:list>
      <text:p text:style-name="Standard"><text:s/></text:p>
      <text:p text:style-name="Standard">Azure AD Business-to-Business (B2B):</text:p>
      <text:list xml:id="list955231142" text:style-name="WWNum32">
        <text:list-item>
          <text:p text:style-name="P34">Integrated to benefit the <text:span text:style-name="T1">business</text:span>; allows for collaboration from users outside of the AD</text:p>
        </text:list-item>
        <text:list-item>
          <text:p text:style-name="P34">Invite other ADs or send invites to individual emails.</text:p>
        </text:list-item>
      </text:list>
      <text:p text:style-name="Standard"><text:s/></text:p>
      <text:p text:style-name="Standard">More info about AD and Hybrid Identities -<text:a xlink:type="simple" xlink:href="https://docs.microsoft.com/en-us/azure/active-directory/hybrid/whatis-hybrid-identity" text:style-name="ListLabel_20_307" text:visited-style-name="ListLabel_20_307"> </text:a><text:a xlink:type="simple" xlink:href="https://docs.microsoft.com/en-us/azure/active-directory/hybrid/whatis-hybrid-identity" text:style-name="ListLabel_20_308" text:visited-style-name="ListLabel_20_308"><text:span text:style-name="T3">https://docs.microsoft.com/en-us/azure/active-directory/hybrid/whatis-hybrid-identity</text:span></text:a></text:p>
      <text:p text:style-name="Standard"><text:s/></text:p>
      <text:p text:style-name="Standard">User Groups and Roles:</text:p>
      <text:list xml:id="list301640352" text:style-name="WWNum9">
        <text:list-item>
          <text:p text:style-name="P35">Azure has 3 types of Access Control (AC) mechanisms</text:p>
        </text:list-item>
        <text:list-item>
          <text:p text:style-name="P35"><text:soft-page-break/>Classic:</text:p>
          <text:list>
            <text:list-item>
              <text:p text:style-name="P57">Account Administrator:</text:p>
              <text:list>
                <text:list-item>
                  <text:p text:style-name="P62">1 per account</text:p>
                </text:list-item>
                <text:list-item>
                  <text:p text:style-name="P62">Manages subscriptions, billing</text:p>
                </text:list-item>
                <text:list-item>
                  <text:p text:style-name="P62">Assigns Service Admins</text:p>
                </text:list-item>
              </text:list>
            </text:list-item>
            <text:list-item>
              <text:p text:style-name="P57">Service Administrator:</text:p>
              <text:list>
                <text:list-item>
                  <text:p text:style-name="P62">1 per subscription</text:p>
                </text:list-item>
                <text:list-item>
                  <text:p text:style-name="P62">Manages services in Portal</text:p>
                </text:list-item>
                <text:list-item>
                  <text:p text:style-name="P62">Assigns users to Co-Admin role</text:p>
                </text:list-item>
              </text:list>
            </text:list-item>
            <text:list-item>
              <text:p text:style-name="P57">Co-Admin:</text:p>
              <text:list>
                <text:list-item>
                  <text:p text:style-name="P62">Same privileges as Service Admin minus any control over subscription</text:p>
                </text:list-item>
                <text:list-item>
                  <text:p text:style-name="P62">Can also assign co-admin role</text:p>
                </text:list-item>
              </text:list>
            </text:list-item>
          </text:list>
        </text:list-item>
        <text:list-item>
          <text:p text:style-name="P35">Azure Role-Based AC (RBAC):</text:p>
          <text:list>
            <text:list-item>
              <text:p text:style-name="P57">Managed in Access Control (IAM)</text:p>
            </text:list-item>
            <text:list-item>
              <text:p text:style-name="P57">There are over 70 built in roles - main roles listed below. Note: They are `suffix's`; for example, you could have a Virtual Machine Contributor, Network Contributor etc</text:p>
            </text:list-item>
            <text:list-item>
              <text:p text:style-name="P57">Owner:</text:p>
              <text:list>
                <text:list-item>
                  <text:p text:style-name="P62">Full access to all</text:p>
                </text:list-item>
                <text:list-item>
                  <text:p text:style-name="P62">Delegate access to others</text:p>
                </text:list-item>
              </text:list>
            </text:list-item>
            <text:list-item>
              <text:p text:style-name="P57">Contributor</text:p>
              <text:list>
                <text:list-item>
                  <text:p text:style-name="P62">Create and manage resources</text:p>
                </text:list-item>
                <text:list-item>
                  <text:p text:style-name="P62">Cannot grant access</text:p>
                </text:list-item>
              </text:list>
            </text:list-item>
            <text:list-item>
              <text:p text:style-name="P57"><text:soft-page-break/>Reader</text:p>
              <text:list>
                <text:list-item>
                  <text:p text:style-name="P62">View Azure resources</text:p>
                </text:list-item>
              </text:list>
            </text:list-item>
            <text:list-item>
              <text:p text:style-name="P57">User Access Administrator</text:p>
              <text:list>
                <text:list-item>
                  <text:p text:style-name="P62">Manage User access</text:p>
                </text:list-item>
              </text:list>
            </text:list-item>
          </text:list>
        </text:list-item>
        <text:list-item>
          <text:p text:style-name="P35">Azure AD:</text:p>
          <text:list>
            <text:list-item>
              <text:p text:style-name="P57">Basically only has control over AAD related services; no baring on other cloud services</text:p>
            </text:list-item>
            <text:list-item>
              <text:p text:style-name="P57">Global Admin</text:p>
              <text:list>
                <text:list-item>
                  <text:p text:style-name="P62">Manage access to all AAD</text:p>
                </text:list-item>
                <text:list-item>
                  <text:p text:style-name="P62">Reset passwords for users or admins</text:p>
                </text:list-item>
              </text:list>
            </text:list-item>
            <text:list-item>
              <text:p text:style-name="P57">User Admin</text:p>
            </text:list-item>
            <text:list-item>
              <text:p text:style-name="P57">Billing Admin</text:p>
            </text:list-item>
          </text:list>
        </text:list-item>
      </text:list>
      <text:p text:style-name="Standard"><text:s/></text:p>
      <text:p text:style-name="Standard">More info on AC:<text:a xlink:type="simple" xlink:href="https://docs.microsoft.com/en-us/azure/role-based-access-control/rbac-and-directory-admin-roles?context=azure/active-directory/users-groups-roles/context/ugr-context" text:style-name="ListLabel_20_307" text:visited-style-name="ListLabel_20_307"> </text:a><text:a xlink:type="simple" xlink:href="https://docs.microsoft.com/en-us/azure/role-based-access-control/rbac-and-directory-admin-roles?context=azure/active-directory/users-groups-roles/context/ugr-context" text:style-name="ListLabel_20_308" text:visited-style-name="ListLabel_20_308"><text:span text:style-name="T3">https://docs.microsoft.com/en-us/azure/role-based-access-control/rbac-and-directory-admin-roles?context=azure/active-directory/users-groups-roles/context/ugr-context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fo:font-size="11pt" style:text-underline-style="none" style:font-size-asian="11pt" style:font-size-complex="11pt"/>
    </style:style>
    <style:style style:name="ListLabel_20_84" style:display-name="ListLabel 84" style:family="text">
      <style:text-properties fo:font-size="11pt" style:text-underline-style="none" fo:font-weight="normal" style:font-size-asian="11pt" style:font-weight-asian="bold" style:font-size-complex="11pt"/>
    </style:style>
    <style:style style:name="ListLabel_20_85" style:display-name="ListLabel 85" style:family="text">
      <style:text-properties fo:font-size="11pt" style:text-underline-style="none" style:font-size-asian="11pt" style:font-size-complex="11pt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fo:font-size="11pt" style:text-underline-style="none" style:font-size-asian="11pt" style:font-size-complex="11pt"/>
    </style:style>
    <style:style style:name="ListLabel_20_155" style:display-name="ListLabel 155" style:family="text">
      <style:text-properties fo:font-size="11pt" style:text-underline-style="none" style:font-size-asian="11pt" style:font-size-complex="11pt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fo:font-size="11pt" style:text-underline-style="none" style:font-size-asian="11pt" style:font-size-complex="11pt"/>
    </style:style>
    <style:style style:name="ListLabel_20_272" style:display-name="ListLabel 272" style:family="text">
      <style:text-properties fo:font-size="11pt" style:text-underline-style="none" style:font-size-asian="11pt" style:font-size-complex="11pt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text-underline-style="none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08" style:display-name="ListLabel 308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8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5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7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7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7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7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7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7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9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9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9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9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9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9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0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0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0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0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0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8" meta:paragraph-count="383" meta:word-count="2199" meta:character-count="13626" meta:non-whitespace-character-count="11910"/>
    <meta:generator>LibreOfficeDev/6.0.5.2$Linux_X86_64 LibreOffice_project/</meta:generator>
  </office:meta>
</office:document-meta>
</file>